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3.5cm" svg:height="3cm" svg:x="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5cm" svg:x="9.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5cm" svg:height="1.5cm" svg:x="4.5cm" svg:y="15.5cm">
          <text:p text:style-name="P2"><text:span text:style-name="T1">Maquinar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5cm" svg:x="4.5cm" svg:y="13.5cm">
          <text:p text:style-name="P2"><text:span text:style-name="T1">ndsi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cm" svg:height="1.5cm" svg:x="8cm" svg:y="13.5cm">
          <text:p text:style-name="P2"><text:span text:style-name="T1">dswif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5cm" svg:x="4.5cm" svg:y="8cm">
          <text:p text:style-name="P2"><text:span text:style-name="T1">PA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cm" svg:height="2.5cm" svg:x="14cm" svg:y="10cm">
          <text:p text:style-name="P2"><text:span text:style-name="T1">libsoc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cm" svg:height="1cm" svg:x="10cm" svg:y="8.5cm">
          <text:p text:style-name="P2"><text:span text:style-name="T1">c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53cm" svg:height="2cm" svg:x="12.5cm" svg:y="5cm">
          <text:p text:style-name="P2"><text:span text:style-name="T1">gam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2cm" svg:x="8.5cm" svg:y="5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2cm" svg:x="4.5cm" svg:y="5cm">
          <text:p text:style-name="P2"><text:span text:style-name="T1">physic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2.5cm" svg:x="10cm" svg:y="10cm">
          <text:p text:style-name="P2"><text:span text:style-name="T1">debu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="Arrow" draw:marker-start-width="0.3cm" draw:marker-start-center="false" draw:marker-end="Arrow" draw:marker-end-width="0.3cm" draw:marker-end-center="false" draw:fill="solid" draw:fill-color="#99ccff" draw:fill-gradient-name="Gradient_20_7" draw:fill-hatch-name="Hatch_20_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31T13:38:33</meta:creation-date>
    <dc:date>2008-06-05T07:27:04</dc:date>
    <meta:editing-cycles>11</meta:editing-cycles>
    <meta:editing-duration>PT1H34M48S</meta:editing-duration>
    <meta:user-defined meta:name="Informació 1"/>
    <meta:user-defined meta:name="Informació 2"/>
    <meta:user-defined meta:name="Informació 3"/>
    <meta:user-defined meta:name="Informació 4"/>
    <meta:document-statistic meta:object-count="12"/>
  </office:meta>
</office:document-meta>
</file>